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b26de" officeooo:paragraph-rsid="001b26de"/>
    </style:style>
    <style:style style:name="P2" style:family="paragraph" style:parent-style-name="Standard">
      <style:text-properties officeooo:rsid="001cf28e" officeooo:paragraph-rsid="001cf28e"/>
    </style:style>
    <style:style style:name="P3" style:family="paragraph" style:parent-style-name="Standard">
      <style:text-properties officeooo:rsid="001e4d85" officeooo:paragraph-rsid="001e4d85"/>
    </style:style>
    <style:style style:name="P4" style:family="paragraph" style:parent-style-name="Standard">
      <style:text-properties officeooo:paragraph-rsid="001e4d85"/>
    </style:style>
    <style:style style:name="P5" style:family="paragraph" style:parent-style-name="Standard">
      <style:text-properties officeooo:paragraph-rsid="001cf28e"/>
    </style:style>
    <style:style style:name="P6" style:family="paragraph" style:parent-style-name="Standard">
      <style:text-properties style:text-underline-style="none" fo:font-weight="normal" officeooo:rsid="001cf28e" officeooo:paragraph-rsid="001cf28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cf28e" officeooo:paragraph-rsid="001e4d8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4d85" officeooo:paragraph-rsid="001cf28e" style:font-weight-asian="normal" style:font-weight-complex="normal"/>
    </style:style>
    <style:style style:name="P9" style:family="paragraph" style:parent-style-name="Standard" style:list-style-name="L1">
      <style:text-properties officeooo:rsid="001e4d85" officeooo:paragraph-rsid="001e4d85"/>
    </style:style>
    <style:style style:name="P10" style:family="paragraph" style:parent-style-name="Standard" style:list-style-name="L2">
      <style:text-properties officeooo:rsid="001cf28e" officeooo:paragraph-rsid="001cf28e"/>
    </style:style>
    <style:style style:name="P11" style:family="paragraph" style:parent-style-name="Standard" style:list-style-name="L3">
      <style:text-properties officeooo:rsid="001cf28e" officeooo:paragraph-rsid="001cf28e"/>
    </style:style>
    <style:style style:name="P12" style:family="paragraph" style:parent-style-name="Standard" style:list-style-name="L4">
      <style:text-properties officeooo:paragraph-rsid="001cf28e"/>
    </style:style>
    <style:style style:name="P13" style:family="paragraph" style:parent-style-name="Standard" style:list-style-name="L4">
      <style:text-properties fo:font-weight="bold" officeooo:rsid="001cf28e" officeooo:paragraph-rsid="001cf28e" style:font-weight-asian="bold" style:font-weight-complex="bold"/>
    </style:style>
    <style:style style:name="P14" style:family="paragraph" style:parent-style-name="Standard" style:list-style-name="L4">
      <style:text-properties style:text-underline-style="none" fo:font-weight="bold" officeooo:rsid="001cf28e" officeooo:paragraph-rsid="001cf28e" style:font-weight-asian="bold" style:font-weight-complex="bold"/>
    </style:style>
    <style:style style:name="P15" style:family="paragraph" style:parent-style-name="Standard" style:list-style-name="L4">
      <style:text-properties style:text-underline-style="none" fo:font-weight="bold" officeooo:rsid="00206314" officeooo:paragraph-rsid="00206314" style:font-weight-asian="bold" style:font-weight-complex="bold"/>
    </style:style>
    <style:style style:name="P16" style:family="paragraph" style:parent-style-name="Standard" style:list-style-name="L4">
      <style:text-properties style:text-underline-style="solid" style:text-underline-width="auto" style:text-underline-color="font-color" fo:font-weight="bold" officeooo:rsid="001cf28e" officeooo:paragraph-rsid="001cf28e" style:font-weight-asian="bold" style:font-weight-complex="bold"/>
    </style:style>
    <style:style style:name="T1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cf28e" style:font-weight-asian="normal" style:font-weight-complex="normal"/>
    </style:style>
    <style:style style:name="T6" style:family="text">
      <style:text-properties style:text-underline-style="none" fo:font-weight="normal" officeooo:rsid="001e4d85" style:font-weight-asian="normal" style:font-weight-complex="normal"/>
    </style:style>
    <style:style style:name="T7" style:family="text">
      <style:text-properties officeooo:rsid="001e4d8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Actores:</text:p>
      <text:list xml:id="list4074904495305956903" text:style-name="L1">
        <text:list-item>
          <text:p text:style-name="P9">Encuestador.</text:p>
        </text:list-item>
      </text:list>
      <text:p text:style-name="P3"/>
      <text:p text:style-name="P5"/>
      <text:p text:style-name="P2">-Pre-condiciones:</text:p>
      <text:list xml:id="list3275914529118379714" text:style-name="L2">
        <text:list-item>
          <text:p text:style-name="P10">Existen contacto a llamar.</text:p>
        </text:list-item>
        <text:list-item>
          <text:p text:style-name="P10">Hay servicio telefónico.</text:p>
        </text:list-item>
      </text:list>
      <text:p text:style-name="P2">-Post-condiciones:</text:p>
      <text:list xml:id="list5915477894266444774" text:style-name="L3">
        <text:list-item>
          <text:p text:style-name="P11">Audio de la llamada queda grabado.</text:p>
        </text:list-item>
      </text:list>
      <text:p text:style-name="P2"/>
      <text:p text:style-name="P2">-<text:span text:style-name="T7">Curso normal</text:span>:</text:p>
      <text:p text:style-name="P2"/>
      <text:list xml:id="list4126038360919272595" text:style-name="L4">
        <text:list-item>
          <text:p text:style-name="P13">Sistema <text:span text:style-name="T2"><text:s/>muestra datos del contacto.</text:span></text:p>
        </text:list-item>
        <text:list-item>
          <text:p text:style-name="P13">Encuestador <text:span text:style-name="T2"><text:s/>llama a contacto.</text:span></text:p>
        </text:list-item>
        <text:list-item>
          <text:p text:style-name="P13">Contacto <text:span text:style-name="T2"><text:s/>contesta llamada.</text:span></text:p>
        </text:list-item>
        <text:list-item>
          <text:p text:style-name="P13">Encuestador <text:span text:style-name="T2"><text:s/>solicita a contacto responder encuesta,</text:span></text:p>
        </text:list-item>
        <text:list-item>
          <text:p text:style-name="P13">Contacto <text:span text:style-name="T2"><text:s/>acepta responder.</text:span></text:p>
        </text:list-item>
        <text:list-item>
          <text:p text:style-name="P12"><text:a xlink:type="simple" xlink:href="../Responder%20Encuesta.odt" text:style-name="Internet_20_link" text:visited-style-name="Visited_20_Internet_20_Link"><text:span text:style-name="T8">Responder encuesta.</text:span></text:a></text:p>
        </text:list-item>
        <text:list-item>
          <text:p text:style-name="P14">Encuestador <text:span text:style-name="T2"><text:s/>corta la llamada.</text:span></text:p>
        </text:list-item>
        <text:list-item>
          <text:p text:style-name="P14">Sistema <text:span text:style-name="T2">guarda datos de llamada.</text:span></text:p>
        </text:list-item>
        <text:list-item>
          <text:p text:style-name="P16"><text:a xlink:type="simple" xlink:href="../Ingresar%20estado%20contacto.odt" text:style-name="Internet_20_link" text:visited-style-name="Visited_20_Internet_20_Link">Encuestador </text:a><text:a xlink:type="simple" xlink:href="../Ingresar%20estado%20contacto.odt" text:style-name="Internet_20_link" text:visited-style-name="Visited_20_Internet_20_Link"><text:span text:style-name="T2"><text:s/>ingresa estado de contacto.</text:span></text:a></text:p>
        </text:list-item>
        <text:list-item>
          <text:p text:style-name="P15">Encuestador <text:span text:style-name="T2">llama al siguiente contacto y vuelve al paso 1, hasta que no hayan más contactos.</text:span></text:p>
        </text:list-item>
      </text:list>
      <text:p text:style-name="P6"/>
      <text:p text:style-name="P4"><text:span text:style-name="T5">-</text:span><text:span text:style-name="T6">Curso</text:span><text:span text:style-name="T5"> alternativo:</text:span></text:p>
      <text:p text:style-name="P7"><text:tab/>3.a. Contacto no contesta.</text:p>
      <text:p text:style-name="P6"><text:s text:c="7"/><text:tab/><text:tab/>3.a.1. Sistema muestra opción de volver a llamar o buscar nuevo contacto.</text:p>
      <text:p text:style-name="P6"><text:tab/><text:tab/>3.a.2. Encuestador elige opción de volver a llamar o buscar nuevo contacto.</text:p>
      <text:p text:style-name="P2"><text:span text:style-name="T4"><text:tab/><text:tab/><text:tab/>3.a.2.</text:span><text:span text:style-name="T6">a <text:s/>Encuestador elige opción de buscar nuevo contacto (vuelta a 8) <text:s text:c="49"/><text:tab/>5.a. Contacto decide no responder.</text:span></text:p>
      <text:p text:style-name="P8"><text:tab/><text:tab/>5.a.1) Ir a 7.</text:p>
      <text:p text:style-name="P8"><text:tab/>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26de" officeooo:paragraph-rsid="001b26de"/>
    </style:style>
    <style:style style:name="MT1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Hacer llamada: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09T18:37:21.652753472</dc:date>
    <meta:editing-duration>PT29M23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7" meta:word-count="138" meta:character-count="961" meta:non-whitespace-character-count="784"/>
  </office:meta>
</office:document-meta>
</file>